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45mm"/>
    </style:style>
    <style:style style:name="co3" style:family="table-column">
      <style:table-column-properties fo:break-before="auto" style:column-width="39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b3ae6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Issue descriptio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Details</text:p>
          </table:table-cell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pdate Person operation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nregister Resident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Email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SSN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Person deactivation 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rgumetns of Controller/UseCases/Operations switch from DTO to Request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or examle: create RegisterResidentRequest instead of ResidentRecord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annotations @Column to all Entities fields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ike  <text:span text:style-name="T1">@Column</text:span><text:span text:style-name="T2">(name=</text:span><text:span text:style-name="T3">"person_id"</text:span><text:span text:style-name="T2">)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witch on SQL logging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velopment: DB autofill tool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nit. Add additional valid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quired fields: number, area. Area non negative</text:p>
          </table:table-cell>
          <table:table-cell table:number-columns-repeated="1020"/>
        </table:table-row>
        <table:table-row table:style-name="ro3" table:number-rows-repeated="82">
          <table:table-cell table:number-columns-repeated="102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4">00.00.0000</text:date>, <text:time style:data-style-name="N2" text:time-value="23:30:09.67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9T20:24:39.094000000</meta:creation-date>
    <dc:date>2025-04-14T23:30:48.492000000</dc:date>
    <meta:editing-duration>PT40M13S</meta:editing-duration>
    <meta:editing-cycles>12</meta:editing-cycles>
    <meta:generator>LibreOffice/5.0.4.2$Windows_x86 LibreOffice_project/2b9802c1994aa0b7dc6079e128979269cf95bc78</meta:generator>
    <meta:document-statistic meta:table-count="1" meta:cell-count="28" meta:object-count="0"/>
  </office:meta>
</office:document-meta>
</file>